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4817" officeooo:paragraph-rsid="000e4817"/>
    </style:style>
    <style:style style:name="P2" style:family="paragraph" style:parent-style-name="Standard">
      <style:text-properties officeooo:rsid="000e4817" officeooo:paragraph-rsid="0010cbca"/>
    </style:style>
    <style:style style:name="P3" style:family="paragraph" style:parent-style-name="Standard">
      <style:text-properties officeooo:rsid="000e4ccf" officeooo:paragraph-rsid="000e4ccf"/>
    </style:style>
    <style:style style:name="P4" style:family="paragraph" style:parent-style-name="Standard">
      <style:text-properties officeooo:rsid="000e4ccf" officeooo:paragraph-rsid="0010cbca"/>
    </style:style>
    <style:style style:name="P5" style:family="paragraph" style:parent-style-name="Standard">
      <style:text-properties officeooo:rsid="00111319" officeooo:paragraph-rsid="00111319"/>
    </style:style>
    <style:style style:name="P6" style:family="paragraph" style:parent-style-name="Standard">
      <style:text-properties officeooo:rsid="00111319" officeooo:paragraph-rsid="00149ecd"/>
    </style:style>
    <style:style style:name="P7" style:family="paragraph" style:parent-style-name="Standard">
      <style:text-properties officeooo:rsid="0012e841" officeooo:paragraph-rsid="0012e841"/>
    </style:style>
    <style:style style:name="P8" style:family="paragraph" style:parent-style-name="Standard">
      <style:text-properties officeooo:rsid="0012e841" officeooo:paragraph-rsid="00149ecd"/>
    </style:style>
    <style:style style:name="T1" style:family="text">
      <style:text-properties officeooo:rsid="000e4ccf"/>
    </style:style>
    <style:style style:name="T2" style:family="text">
      <style:text-properties officeooo:rsid="000f3f96"/>
    </style:style>
    <style:style style:name="T3" style:family="text">
      <style:text-properties officeooo:rsid="0010cbca"/>
    </style:style>
    <style:style style:name="T4" style:family="text">
      <style:text-properties officeooo:rsid="0010cf37"/>
    </style:style>
    <style:style style:name="T5" style:family="text">
      <style:text-properties officeooo:rsid="00121620"/>
    </style:style>
    <style:style style:name="T6" style:family="text">
      <style:text-properties officeooo:rsid="0012e841"/>
    </style:style>
    <style:style style:name="T7" style:family="text">
      <style:text-properties officeooo:rsid="00141c96"/>
    </style:style>
    <style:style style:name="T8" style:family="text">
      <style:text-properties officeooo:rsid="00149e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nce Larael <text:span text:style-name="T1">(armes)</text:span></text:p>
      <text:p text:style-name="P3"><text:span text:style-name="T6">Garde parfaite</text:span> : +1go aux jetts d’attaque et de parade, ce rang peut-être sélectionné jusqu’à 3 fois.</text:p>
      <text:p text:style-name="P3"><text:span text:style-name="T7">Fer juste</text:span> : +5 dégâts à toute entité chaotique, ce rang peut-être sélectionné jusqu’à 3 fois.</text:p>
      <text:p text:style-name="P3"><text:span text:style-name="T7">Révocation</text:span> : <text:span text:style-name="T2">sur un jet de volonté en opposition réussi avec un démon, celui-ci est automatiquement révoqué.</text:span></text:p>
      <text:p text:style-name="P3"/>
      <text:p text:style-name="P2">Prince<text:span text:style-name="T3">sse</text:span> <text:span text:style-name="T3">Jamaieh</text:span> <text:span text:style-name="T1">(</text:span><text:span text:style-name="T3">armures</text:span><text:span text:style-name="T1">)</text:span></text:p>
      <text:p text:style-name="P4"><text:span text:style-name="T7">Saint voile</text:span> : <text:span text:style-name="T3">3 points d’</text:span><text:span text:style-name="T4">a</text:span><text:span text:style-name="T3">rmure supplémentaires</text:span>, ce rang peut-être sélectionné jusqu’à 3 fois.</text:p>
      <text:p text:style-name="P4"><text:span text:style-name="T7">Force de l’indifférence</text:span> : <text:span text:style-name="T4">les dégâts provenant d’effets démoniaques ou chaotiques sont divisés par deux.</text:span></text:p>
      <text:p text:style-name="P4"><text:span text:style-name="T7">Chant de négation</text:span> : <text:span text:style-name="T4">l’armure augmente de 10 les ND de magie utilisés contre lui</text:span><text:span text:style-name="T2">.</text:span></text:p>
      <text:p text:style-name="P4"/>
      <text:p text:style-name="P5">Prince Almodolah (tout objet)</text:p>
      <text:p text:style-name="P5">Chacun de ces pouvoirs nécessite de dépenser un point de destinée :</text:p>
      <text:p text:style-name="P6"><text:span text:style-name="T8">«</text:span> <text:span text:style-name="T8">Tu sais</text:span> <text:span text:style-name="T8">»</text:span> : l’objet répond à une question dont le porteur avait tous les éléments pour répondre mais n’y parvenait pas.</text:p>
      <text:p text:style-name="P6"><text:span text:style-name="T8">«</text:span> <text:span text:style-name="T8">Tu devrais savoir</text:span> <text:span text:style-name="T8">»</text:span> : l’objet donne une importante indication sur une question à laquelle le porteur n’avait pas la réponse.</text:p>
      <text:p text:style-name="P6"><text:span text:style-name="T8">«</text:span> <text:span text:style-name="T8">Tu sauras</text:span> <text:span text:style-name="T8">»</text:span> : <text:span text:style-name="T5">l’objet peut prédire l’avenir et connaître le passé de façon limitée et parfois ambiguë.</text:span></text:p>
      <text:p text:style-name="P5"/>
      <text:p text:style-name="P7">Princesse Whinael (tout objet)</text:p>
      <text:p text:style-name="P8"><text:span text:style-name="T8">Guide</text:span> : +1g0 à tout jet pour s’orienter ou trouver son chemin, <text:span text:style-name="T1">ce rang peut-être sélectionné jusqu’à 3 fois.</text:span></text:p>
      <text:p text:style-name="P8"><text:span text:style-name="T8">Compagnon</text:span> : +1g0 à tout jet utilitaire en voyage (survie pour trouver de la nourriture, construire un abri), <text:span text:style-name="T1">ce rang peut-être sélectionné jusqu’à 3 fois.</text:span></text:p>
      <text:p text:style-name="P7"><text:span text:style-name="T8">Fidèle</text:span> : l’objet s’anime (des membres mécanique en émergent s’il le faut) et exécute seul une des fonctions de la capacité précédente.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5:03:45.824773718</meta:creation-date>
    <meta:generator>LibreOffice/7.6.6.3$Linux_X86_64 LibreOffice_project/60$Build-3</meta:generator>
    <dc:date>2024-04-24T16:47:18.191153008</dc:date>
    <meta:editing-duration>PT1H43M28S</meta:editing-duration>
    <meta:editing-cycles>10</meta:editing-cycles>
    <meta:document-statistic meta:table-count="0" meta:image-count="0" meta:object-count="0" meta:page-count="1" meta:paragraph-count="17" meta:word-count="250" meta:character-count="1501" meta:non-whitespace-character-count="1268"/>
  </office:meta>
</office:document-meta>
</file>